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3dfe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0e4a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5a9a98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ade0ee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0000" fo:font-size="14pt" style:font-size-asian="14pt" style:font-size-complex="14pt"/>
    </style:style>
    <style:style style:name="P5" style:family="paragraph"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0000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xml:id="id8" draw:id="id8" draw:layer="layout" svg:width="3.5cm" svg:height="1.4cm" svg:x="2.8cm" svg:y="17.5cm">
          <text:p>Task nod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6" draw:id="id6" draw:layer="layout" svg:width="4.9cm" svg:height="3.8cm" svg:x="4.9cm" svg:y="6.3cm">
          <text:p text:style-name="P1">Task Pool</text:p>
          <draw:enhanced-geometry svg:viewBox="0 0 21600 21600" draw:glue-points="10800 0 3163 3163 0 10800 3163 18437 10800 21600 18437 18437 21600 10800 18437 3163" draw:text-areas="3163 3163 18437 18437" draw:type="ring" draw:modifiers="5580.426203630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xml:id="id2" draw:id="id2" draw:layer="layout" svg:width="3.6cm" svg:height="1.4cm" svg:x="6.5cm" svg:y="4.1cm">
          <text:p text:style-name="P1"><text:span text:style-name="T1">Github task spl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6cm" svg:height="1.4cm" svg:x="1.3cm" svg:y="4.1cm">
          <text:p text:style-name="P1"><text:span text:style-name="T1">Weixin task spli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6cm" svg:height="1.4cm" svg:x="11.4cm" svg:y="4.2cm">
          <text:p text:style-name="P1"><text:span text:style-name="T1">Email task spl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2cm" svg:height="0.9cm" svg:x="3.9cm" svg:y="1.8cm">
          <text:p text:style-name="P3"><text:span text:style-name="T2">Task: get us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1cm" svg:height="0.8cm" svg:x="7.6cm" svg:y="1.8cm">
          <text:p text:style-name="P3"><text:span text:style-name="T2">Task: get rep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2cm" svg:height="0.8cm" svg:x="11.1cm" svg:y="1.8cm">
          <text:p text:style-name="P3"><text:span text:style-name="T2">Task: get event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5cm" svg:y1="2.7cm" svg:x2="8.3cm" svg:y2="4.1cm" draw:start-shape="id1" draw:start-glue-point="2" draw:end-shape="id2" draw:end-glue-point="0" svg:d="m5500 2700 2800 1400" svg:viewBox="0 0 2801 1401">
          <text:p/>
        </draw:connector>
        <draw:connector draw:style-name="gr6" draw:text-style-name="P1" draw:layer="layout" draw:type="line" svg:x1="9.15cm" svg:y1="2.6cm" svg:x2="8.3cm" svg:y2="4.1cm" draw:start-shape="id3" draw:start-glue-point="2" draw:end-shape="id2" draw:end-glue-point="0" svg:d="m9150 2600-850 1500" svg:viewBox="0 0 851 1501">
          <text:p/>
        </draw:connector>
        <draw:connector draw:style-name="gr6" draw:text-style-name="P1" draw:layer="layout" draw:type="line" svg:x1="12.7cm" svg:y1="2.6cm" svg:x2="8.3cm" svg:y2="4.1cm" draw:start-shape="id4" draw:start-glue-point="2" draw:end-shape="id2" draw:end-glue-point="0" svg:d="m12700 2600-4400 1500" svg:viewBox="0 0 4401 1501">
          <text:p/>
        </draw:connector>
        <draw:connector draw:style-name="gr6" draw:text-style-name="P1" draw:layer="layout" draw:type="line" svg:x1="4.9cm" svg:y1="4.8cm" svg:x2="5.617cm" svg:y2="6.856cm" draw:start-shape="id5" draw:end-shape="id6" draw:end-glue-point="5" svg:d="m4900 4800 717 2056" svg:viewBox="0 0 718 2057">
          <text:p/>
        </draw:connector>
        <draw:connector draw:style-name="gr6" draw:text-style-name="P1" draw:layer="layout" draw:type="line" svg:x1="8.3cm" svg:y1="5.5cm" svg:x2="7.35cm" svg:y2="6.3cm" draw:start-shape="id2" draw:start-glue-point="2" draw:end-shape="id6" draw:end-glue-point="4" svg:d="m8300 5500-950 800" svg:viewBox="0 0 951 801">
          <text:p/>
        </draw:connector>
        <draw:connector draw:style-name="gr6" draw:text-style-name="P1" draw:layer="layout" draw:type="line" svg:x1="11.4cm" svg:y1="4.9cm" svg:x2="9.083cm" svg:y2="6.856cm" draw:start-shape="id7" draw:start-glue-point="3" draw:end-shape="id6" draw:end-glue-point="11" svg:d="m11400 4900-2317 1956" svg:viewBox="0 0 2318 1957">
          <text:p/>
        </draw:connector>
        <draw:connector draw:style-name="gr7" draw:text-style-name="P5" draw:layer="layout" draw:type="line" svg:x1="4.55cm" svg:y1="17.5cm" svg:x2="4.9cm" svg:y2="8.2cm" draw:start-shape="id8" draw:start-glue-point="0" draw:end-shape="id6" draw:end-glue-point="6" svg:d="m4550 17500 350-9300" svg:viewBox="0 0 351 9301">
          <text:p text:style-name="P4"><text:span text:style-name="T3">1. getFreeTasks(N)</text:span></text:p>
        </draw:connector>
        <draw:connector draw:style-name="gr7" draw:text-style-name="P5" draw:layer="layout" draw:type="line" svg:x1="9.083cm" svg:y1="9.544cm" svg:x2="4.55cm" svg:y2="17.5cm" draw:start-shape="id6" draw:start-glue-point="9" draw:end-shape="id8" draw:end-glue-point="0" svg:d="m9083 9544-4533 7956" svg:viewBox="0 0 4534 7957">
          <text:p text:style-name="P1"><text:span text:style-name="T3">2. N * freeTask</text:span></text:p>
        </draw:connector>
        <draw:custom-shape draw:style-name="gr2" draw:text-style-name="P7" xml:id="id9" draw:id="id9" draw:layer="layout" svg:width="1.5cm" svg:height="1.9cm" svg:x="10cm" svg:y="10.6cm">
          <text:p text:style-name="P6"><text:span text:style-name="T4">Need accou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6.3cm" svg:y1="18.2cm" svg:x2="10cm" svg:y2="11.55cm" draw:start-shape="id8" draw:end-shape="id9" draw:end-glue-point="5" svg:d="m6300 18200 3700-6650" svg:viewBox="0 0 3701 6651">
          <text:p text:style-name="P1"><text:span text:style-name="T3">3. run NTasks</text:span></text:p>
        </draw:connector>
        <draw:custom-shape draw:style-name="gr2" draw:text-style-name="P1" xml:id="id10" draw:id="id10" draw:layer="layout" svg:width="4.7cm" svg:height="3.9cm" svg:x="14.9cm" svg:y="5.4cm">
          <text:p text:style-name="P1">Account Poo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7" draw:text-style-name="P8" draw:layer="layout" draw:type="line" svg:x1="10.75cm" svg:y1="10.6cm" svg:x2="14.9cm" svg:y2="7.35cm" draw:start-shape="id9" draw:start-glue-point="4" draw:end-shape="id10" svg:d="m10750 10600 4150-3250" svg:viewBox="0 0 4151 3251">
          <text:p text:style-name="P1"><text:span text:style-name="T5">Yes</text:span></text:p>
        </draw:connector>
        <draw:custom-shape draw:style-name="gr8" draw:text-style-name="P1" xml:id="id11" draw:id="id11" draw:layer="layout" svg:width="7.4cm" svg:height="4cm" svg:x="13.1cm" svg:y="10.7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7.25cm" svg:y1="9.3cm" svg:x2="16.8cm" svg:y2="10.7cm" draw:start-shape="id10" draw:start-glue-point="8" draw:end-shape="id11" draw:end-glue-point="4" svg:d="m17250 9300-450 1400" svg:viewBox="0 0 451 1401">
          <text:p text:style-name="P1"><text:span text:style-name="T3">Authenticated Users</text:span></text:p>
        </draw:connector>
        <draw:connector draw:style-name="gr7" draw:text-style-name="P8" draw:layer="layout" draw:type="line" svg:x1="11.5cm" svg:y1="11.55cm" svg:x2="13.1cm" svg:y2="12.7cm" draw:start-shape="id9" draw:start-glue-point="7" draw:end-shape="id11" svg:d="m11500 11550 1600 1150" svg:viewBox="0 0 1601 1151">
          <text:p text:style-name="P1"><text:span text:style-name="T5">No</text:span></text:p>
        </draw:connector>
        <draw:custom-shape draw:style-name="gr4" draw:text-style-name="P2" xml:id="id12" draw:id="id12" draw:layer="layout" svg:width="3.6cm" svg:height="1.4cm" svg:x="16.2cm" svg:y="2.2cm">
          <text:p text:style-name="P1"><text:span text:style-name="T1">Weixin accoun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.6cm" svg:height="1.4cm" svg:x="20.8cm" svg:y="2.6cm">
          <text:p text:style-name="P1"><text:span text:style-name="T1">Github accou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3.6cm" svg:height="1.4cm" svg:x="20.8cm" svg:y="4.6cm">
          <text:p text:style-name="P1"><text:span text:style-name="T1">Email account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8cm" svg:y1="3.6cm" svg:x2="18.912cm" svg:y2="5.971cm" draw:start-shape="id12" draw:start-glue-point="2" draw:end-shape="id10" draw:end-glue-point="11" svg:d="m18000 3600 912 2371" svg:viewBox="0 0 913 2372">
          <text:p/>
        </draw:connector>
        <draw:connector draw:style-name="gr6" draw:text-style-name="P1" draw:layer="layout" draw:type="line" svg:x1="20.8cm" svg:y1="3.3cm" svg:x2="18.912cm" svg:y2="5.971cm" draw:start-shape="id13" draw:start-glue-point="3" draw:end-shape="id10" draw:end-glue-point="11" svg:d="m20800 3300-1888 2671" svg:viewBox="0 0 1889 2672">
          <text:p/>
        </draw:connector>
        <draw:connector draw:style-name="gr6" draw:text-style-name="P1" draw:layer="layout" draw:type="line" svg:x1="20.8cm" svg:y1="5.3cm" svg:x2="18.912cm" svg:y2="5.971cm" draw:start-shape="id14" draw:start-glue-point="3" draw:end-shape="id10" draw:end-glue-point="11" svg:d="m20800 5300-1888 671" svg:viewBox="0 0 1889 672">
          <text:p/>
        </draw:connector>
        <draw:custom-shape draw:style-name="gr4" draw:text-style-name="P2" xml:id="id15" draw:id="id15" draw:layer="layout" svg:width="3.6cm" svg:height="1.4cm" svg:x="21.4cm" svg:y="7.5cm">
          <text:p text:style-name="P1"><text:span text:style-name="T1">Weixin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3.6cm" svg:height="1.4cm" svg:x="22cm" svg:y="9.4cm">
          <text:p text:style-name="P1"><text:span text:style-name="T1">Github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3.6cm" svg:height="1.4cm" svg:x="23.5cm" svg:y="11.6cm">
          <text:p text:style-name="P1"><text:span text:style-name="T1">Email data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9.417cm" svg:y1="11.285cm" svg:x2="21.4cm" svg:y2="8.2cm" draw:start-shape="id11" draw:start-glue-point="11" draw:end-shape="id15" draw:end-glue-point="3" svg:d="m19417 11285 1983-3085" svg:viewBox="0 0 1984 3086">
          <text:p text:style-name="P1"><text:span text:style-name="T5">api</text:span></text:p>
        </draw:connector>
        <draw:connector draw:style-name="gr9" draw:text-style-name="P8" draw:layer="layout" draw:type="line" svg:x1="19.417cm" svg:y1="11.285cm" svg:x2="22cm" svg:y2="10.1cm" draw:start-shape="id11" draw:start-glue-point="11" draw:end-shape="id16" draw:end-glue-point="3" svg:d="m19417 11285 2583-1185" svg:viewBox="0 0 2584 1186">
          <text:p text:style-name="P8"><text:span text:style-name="T5">api</text:span></text:p>
        </draw:connector>
        <draw:connector draw:style-name="gr9" draw:text-style-name="P8" draw:layer="layout" draw:type="line" svg:x1="19.417cm" svg:y1="11.285cm" svg:x2="23.5cm" svg:y2="12.3cm" draw:start-shape="id11" draw:start-glue-point="11" draw:end-shape="id17" draw:end-glue-point="3" svg:d="m19417 11285 4083 1015" svg:viewBox="0 0 4084 1016">
          <text:p text:style-name="P1"><text:span text:style-name="T5">spider</text:span></text:p>
        </draw:connector>
        <draw:connector draw:style-name="gr7" draw:text-style-name="P5" draw:layer="layout" draw:type="line" svg:x1="14.183cm" svg:y1="14.115cm" svg:x2="6.3cm" svg:y2="18.2cm" draw:start-shape="id11" draw:start-glue-point="7" draw:end-shape="id8" draw:end-glue-point="1" svg:d="m14183 14115-7883 4085" svg:viewBox="0 0 7884 4086">
          <text:p text:style-name="P6"><text:span text:style-name="T3">4. get data</text:span></text:p>
        </draw:connector>
        <draw:custom-shape draw:style-name="gr2" draw:text-style-name="P1" xml:id="id19" draw:id="id19" draw:layer="layout" svg:width="4.8cm" svg:height="4.2cm" svg:x="22.8cm" svg:y="15.7cm">
          <text:p text:style-name="P1">Database</text:p>
          <draw:enhanced-geometry svg:viewBox="0 0 21600 21600" draw:glue-points="10800 0 3163 3163 0 10800 3163 18437 10800 21600 18437 18437 21600 10800 18437 3163" draw:text-areas="3163 3163 18437 18437" draw:type="ring" draw:modifiers="4952.836339926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7" xml:id="id18" draw:id="id18" draw:layer="layout" svg:width="1.5cm" svg:height="1.9cm" svg:x="13.5cm" svg:y="17.7cm">
          <text:p text:style-name="P6"><text:span text:style-name="T4">Access to db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6.3cm" svg:y1="18.2cm" svg:x2="13.5cm" svg:y2="18.65cm" draw:start-shape="id8" draw:end-shape="id18" draw:end-glue-point="5" svg:d="m6300 18200 7200 450" svg:viewBox="0 0 7201 451">
          <text:p text:style-name="P1"><text:span text:style-name="T3">5. push data</text:span></text:p>
        </draw:connector>
        <draw:connector draw:style-name="gr7" draw:text-style-name="P8" draw:layer="layout" draw:type="line" svg:x1="15cm" svg:y1="18.65cm" svg:x2="22.8cm" svg:y2="17.8cm" draw:start-shape="id18" draw:start-glue-point="7" draw:end-shape="id19" svg:d="m15000 18650 7800-850" svg:viewBox="0 0 7801 851">
          <text:p text:style-name="P1"><text:span text:style-name="T5">Yes</text:span></text:p>
        </draw:connector>
        <draw:custom-shape draw:style-name="gr2" draw:text-style-name="P1" xml:id="id20" draw:id="id20" draw:layer="layout" svg:width="2.7cm" svg:height="1.3cm" svg:x="14.6cm" svg:y="15.9cm">
          <text:p text:style-name="P1">Temp file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14.25cm" svg:y1="17.7cm" svg:x2="14.6cm" svg:y2="16.55cm" draw:start-shape="id18" draw:end-shape="id20" draw:end-glue-point="3" svg:d="m14250 17700 350-1150" svg:viewBox="0 0 351 1151">
          <text:p text:style-name="P1"><text:span text:style-name="T5">No</text:span></text:p>
        </draw:connector>
        <draw:custom-shape draw:style-name="gr2" draw:text-style-name="P9" xml:id="id21" draw:id="id21" draw:layer="layout" svg:width="3.9cm" svg:height="2.7cm" svg:x="18.6cm" svg:y="14.5cm">
          <text:p text:style-name="P9"><text:span text:style-name="T6">Temp file Pool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7" draw:text-style-name="P5" draw:layer="layout" draw:type="line" svg:x1="17.3cm" svg:y1="16.55cm" svg:x2="18.6cm" svg:y2="15.85cm" draw:start-shape="id20" draw:start-glue-point="1" draw:end-shape="id21" draw:end-glue-point="6" svg:d="m17300 16550 1300-700" svg:viewBox="0 0 1301 701">
          <text:p text:style-name="P5">6. push</text:p>
        </draw:connector>
        <draw:connector draw:style-name="gr6" draw:text-style-name="P1" draw:layer="layout" draw:type="line" svg:x1="22.5cm" svg:y1="15.85cm" svg:x2="25.2cm" svg:y2="15.7cm" draw:start-shape="id21" draw:start-glue-point="10" draw:end-shape="id19" draw:end-glue-point="4" svg:d="m22500 15850 2700-150" svg:viewBox="0 0 2701 151">
          <text:p/>
        </draw:connector>
      </draw:page>
      <draw:page draw:name="page2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方正宋体" style:font-family-generic-asian="system" style:font-pitch-asian="variable" style:font-size-asian="24pt" style:language-asian="zh" style:country-asian="CN" style:font-family-complex="方正宋体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方正宋体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方正宋体" style:font-family-generic-asian="system" style:font-pitch-asian="variable" style:font-size-asian="18pt" style:font-family-complex="'Albany AMT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08:28:35</meta:creation-date>
    <dc:date>2015-01-28T09:29:34</dc:date>
    <meta:editing-duration>PT48M5S</meta:editing-duration>
    <meta:editing-cycles>4</meta:editing-cycles>
    <meta:generator>LibreOffice/4.0-26$Linux_X86_64 LibreOffice_project/400m0$Build-326</meta:generator>
    <meta:document-statistic meta:object-count="45"/>
  </office:meta>
</office:document-meta>
</file>